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aco, Menlo, Courier, Verdan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000000" style:font-name="Liberation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erif" fo:font-size="16pt" style:text-underline-style="solid" style:text-underline-width="auto" style:text-underline-color="font-color" fo:font-weight="bold" officeooo:paragraph-rsid="00375c99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erif" fo:font-size="60pt" style:text-underline-style="none" fo:font-weight="bold" officeooo:rsid="00375c99" officeooo:paragraph-rsid="00375c99" style:font-size-asian="60pt" style:font-weight-asian="bold" style:font-size-complex="6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Serif" fo:font-size="66pt" style:text-underline-style="none" fo:font-weight="bold" officeooo:rsid="00375c99" officeooo:paragraph-rsid="00375c99" style:font-size-asian="66pt" style:font-weight-asian="bold" style:font-size-complex="66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erif" fo:font-size="18pt" style:text-underline-style="none" fo:font-weight="bold" officeooo:rsid="00375c99" officeooo:paragraph-rsid="00375c99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000000" style:font-name="Liberation Serif" fo:font-size="20pt" style:text-underline-style="none" fo:font-weight="bold" officeooo:rsid="00375c99" officeooo:paragraph-rsid="00375c99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458fb6" officeooo:paragraph-rsid="00458fb6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rsid="00458fb6" officeooo:paragraph-rsid="00458fb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rsid="004a1415" officeooo:paragraph-rsid="004a1415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rsid="004ecaf2" officeooo:paragraph-rsid="004ecaf2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rsid="0050b4c5" officeooo:paragraph-rsid="0050b4c5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8pt" style:text-underline-style="solid" style:text-underline-width="auto" style:text-underline-color="font-color" fo:font-weight="bold" officeooo:paragraph-rsid="00458fb6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8pt" style:text-underline-style="solid" style:text-underline-width="auto" style:text-underline-color="font-color" fo:font-weight="bold" officeooo:rsid="004ecaf2" officeooo:paragraph-rsid="004ecaf2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fo:font-weight="bold" officeooo:paragraph-rsid="00423a0a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paragraph-rsid="003c893a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paragraph-rsid="003e3213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3e3213" officeooo:paragraph-rsid="003e3213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3fef3a" officeooo:paragraph-rsid="003fef3a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paragraph-rsid="003c893a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3333ff" style:font-name="Liberation Serif" fo:font-size="14pt" style:text-underline-style="none" fo:font-weight="normal" officeooo:rsid="003c893a" officeooo:paragraph-rsid="003c893a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3333ff" style:font-name="Liberation Serif" fo:font-size="14pt" style:text-underline-style="none" fo:font-weight="normal" officeooo:rsid="003c893a" officeooo:paragraph-rsid="003fef3a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3333ff" style:font-name="Liberation Serif" fo:font-size="14pt" style:text-underline-style="none" fo:font-weight="normal" officeooo:rsid="003e3213" officeooo:paragraph-rsid="003e3213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3333ff" style:font-name="Liberation Serif" fo:font-size="14pt" style:text-underline-style="none" fo:font-weight="normal" officeooo:rsid="003fef3a" officeooo:paragraph-rsid="003fef3a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3333ff" style:font-name="Liberation Serif" fo:font-size="14pt" style:text-underline-style="none" fo:font-weight="normal" officeooo:rsid="0041200d" officeooo:paragraph-rsid="0041200d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3333ff" fo:font-size="14pt" style:text-underline-style="none" fo:font-weight="bold" officeooo:rsid="004ecaf2" officeooo:paragraph-rsid="004ecaf2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3333ff" fo:font-size="14pt" style:text-underline-style="none" fo:font-weight="bold" officeooo:rsid="0050b4c5" officeooo:paragraph-rsid="0050b4c5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458fb6" officeooo:paragraph-rsid="00458fb6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458fb6" officeooo:paragraph-rsid="00476127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458fb6" officeooo:paragraph-rsid="004a1415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476127" officeooo:paragraph-rsid="00476127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4a1415" officeooo:paragraph-rsid="004a1415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4c015b" officeooo:paragraph-rsid="004c015b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4ce4be" officeooo:paragraph-rsid="004ce4be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4ecaf2" officeooo:paragraph-rsid="004ecaf2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50b4c5" officeooo:paragraph-rsid="0050b4c5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53f665" officeooo:paragraph-rsid="0053f665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476127" officeooo:paragraph-rsid="00476127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bold" officeooo:paragraph-rsid="003c893a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3333ff" style:font-name="Consolas" fo:font-size="12pt" fo:letter-spacing="normal" fo:font-style="normal" style:text-underline-style="none" fo:font-weight="normal" officeooo:rsid="00442f15" officeooo:paragraph-rsid="00442f15" style:font-size-asian="18pt" style:font-weight-asian="bold" style:font-size-complex="18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3333ff" style:font-name="Consolas" fo:font-size="12pt" fo:letter-spacing="normal" fo:font-style="normal" style:text-underline-style="none" fo:font-weight="normal" officeooo:rsid="00442f15" officeooo:paragraph-rsid="00444fa6" style:font-size-asian="18pt" style:font-weight-asian="bold" style:font-size-complex="18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3333ff" style:font-name="Consolas" fo:font-size="12pt" fo:letter-spacing="normal" fo:font-style="normal" style:text-underline-style="none" fo:font-weight="normal" officeooo:rsid="00444fa6" officeooo:paragraph-rsid="00444fa6" style:font-size-asian="18pt" style:font-weight-asian="bold" style:font-size-complex="18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3333ff" style:font-name="Consolas" fo:font-size="12pt" fo:letter-spacing="normal" fo:font-style="normal" style:text-underline-style="solid" style:text-underline-width="auto" style:text-underline-color="font-color" fo:font-weight="normal" officeooo:rsid="00444fa6" officeooo:paragraph-rsid="00444fa6" style:font-size-asian="18pt" style:font-weight-asian="bold" style:font-size-complex="18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ff3333" fo:font-size="14pt" style:text-underline-style="none" fo:font-weight="bold" officeooo:rsid="00458fb6" officeooo:paragraph-rsid="00458fb6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3333ff" style:font-name="Liberation Serif" fo:font-size="14pt" style:text-underline-style="none" fo:font-weight="normal" officeooo:rsid="003c893a" officeooo:paragraph-rsid="003c893a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3333ff" style:font-name="Liberation Serif" fo:font-size="14pt" style:text-underline-style="none" fo:font-weight="normal" officeooo:rsid="003fef3a" officeooo:paragraph-rsid="003fef3a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58e10f" officeooo:paragraph-rsid="0058e10f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5b4dc5" officeooo:paragraph-rsid="005b4dc5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3333ff" fo:font-size="12pt" style:text-underline-style="none" fo:font-weight="normal" officeooo:rsid="00544861" officeooo:paragraph-rsid="00544861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3333ff" fo:font-size="12pt" style:text-underline-style="none" fo:font-weight="normal" officeooo:rsid="0057da06" officeooo:paragraph-rsid="0057da06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3333ff" fo:font-size="12pt" style:text-underline-style="none" fo:font-weight="normal" officeooo:rsid="0056dd16" officeooo:paragraph-rsid="0056dd16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3333ff" fo:font-size="12pt" style:text-underline-style="none" fo:font-weight="normal" officeooo:rsid="0058e10f" officeooo:paragraph-rsid="0058e10f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3333ff" fo:font-size="12pt" style:text-underline-style="none" fo:font-weight="normal" officeooo:rsid="005ab360" officeooo:paragraph-rsid="005ab360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3333ff" fo:font-size="12pt" style:text-underline-style="none" fo:font-weight="normal" officeooo:rsid="005b4dc5" officeooo:paragraph-rsid="005b4dc5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3333ff" fo:font-size="12pt" style:text-underline-style="none" fo:font-weight="normal" officeooo:rsid="005c004e" officeooo:paragraph-rsid="005c004e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3333ff" fo:font-size="12pt" style:text-underline-style="none" fo:font-weight="normal" officeooo:rsid="005c004e" officeooo:paragraph-rsid="005c4589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3333ff" fo:font-size="12pt" style:text-underline-style="none" fo:font-weight="normal" officeooo:rsid="005f14ba" officeooo:paragraph-rsid="005f14ba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3333ff" fo:font-size="12pt" style:text-underline-style="none" fo:font-weight="normal" officeooo:rsid="005f6b5a" officeooo:paragraph-rsid="005f6b5a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3333ff" fo:font-size="12pt" style:text-underline-style="none" fo:font-weight="normal" officeooo:rsid="00613891" officeooo:paragraph-rsid="00613891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bold" officeooo:rsid="004ecaf2" officeooo:paragraph-rsid="004ecaf2" style:font-size-asian="12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bold" officeooo:rsid="0058e10f" officeooo:paragraph-rsid="0058e10f" style:font-size-asian="12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bold" officeooo:rsid="005b4dc5" officeooo:paragraph-rsid="005b4dc5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bold" officeooo:rsid="005c004e" officeooo:paragraph-rsid="005c004e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4ecaf2" officeooo:paragraph-rsid="004ecaf2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4ecaf2" officeooo:paragraph-rsid="00544861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5ab360" officeooo:paragraph-rsid="005ab360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5b4dc5" officeooo:paragraph-rsid="005b4dc5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5c004e" officeooo:paragraph-rsid="005c004e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5c004e" officeooo:paragraph-rsid="00613891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5f14ba" officeooo:paragraph-rsid="005f14b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center" style:justify-single-word="false"/>
      <style:text-properties fo:color="#000000" style:font-name="Liberation Serif" fo:font-size="44pt" style:text-underline-style="none" fo:font-weight="bold" officeooo:rsid="00375c99" officeooo:paragraph-rsid="006281a1" style:font-size-asian="44pt" style:font-weight-asian="bold" style:font-size-complex="44pt" style:font-weight-complex="bold"/>
    </style:style>
    <style:style style:name="P74" style:family="paragraph" style:parent-style-name="Standard">
      <style:paragraph-properties fo:text-align="center" style:justify-single-word="false"/>
      <style:text-properties fo:color="#000000" style:font-name="Liberation Serif" fo:font-size="52pt" style:text-underline-style="none" fo:font-weight="bold" officeooo:paragraph-rsid="003c893a" style:font-size-asian="52pt" style:font-weight-asian="bold" style:font-size-complex="52pt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ff3333" fo:font-size="18pt" style:text-underline-style="solid" style:text-underline-width="auto" style:text-underline-color="font-color" fo:font-weight="bold" officeooo:rsid="0058e10f" officeooo:paragraph-rsid="0058e10f" style:font-size-asian="18pt" style:font-weight-asian="bold" style:font-size-complex="18pt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ff3333" fo:font-size="20pt" style:text-underline-style="solid" style:text-underline-width="auto" style:text-underline-color="font-color" fo:font-weight="bold" officeooo:rsid="004ecaf2" style:font-size-asian="20pt" style:font-weight-asian="bold" style:font-size-complex="20pt" style:font-weight-complex="bold"/>
    </style:style>
    <style:style style:name="T1" style:family="text">
      <style:text-properties style:font-name="Liberation Serif" style:text-underline-style="none"/>
    </style:style>
    <style:style style:name="T2" style:family="text">
      <style:text-properties style:font-name="Liberation Serif" officeooo:rsid="0041200d"/>
    </style:style>
    <style:style style:name="T3" style:family="text">
      <style:text-properties style:font-name="Liberation Serif" officeooo:rsid="00458fb6"/>
    </style:style>
    <style:style style:name="T4" style:family="text">
      <style:text-properties officeooo:rsid="003c893a"/>
    </style:style>
    <style:style style:name="T5" style:family="text">
      <style:text-properties officeooo:rsid="0041200d"/>
    </style:style>
    <style:style style:name="T6" style:family="text">
      <style:text-properties officeooo:rsid="00444fa6"/>
    </style:style>
    <style:style style:name="T7" style:family="text">
      <style:text-properties officeooo:rsid="004ce4be"/>
    </style:style>
    <style:style style:name="T8" style:family="text">
      <style:text-properties officeooo:rsid="00528828"/>
    </style:style>
    <style:style style:name="T9" style:family="text">
      <style:text-properties officeooo:rsid="00544861"/>
    </style:style>
    <style:style style:name="T10" style:family="text">
      <style:text-properties officeooo:rsid="005507f2"/>
    </style:style>
    <style:style style:name="T11" style:family="text">
      <style:text-properties officeooo:rsid="00552a97"/>
    </style:style>
    <style:style style:name="T12" style:family="text">
      <style:text-properties officeooo:rsid="005f8d83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color="#ff3333" fo:font-size="20pt" style:text-underline-style="solid" style:text-underline-width="auto" style:text-underline-color="font-color" officeooo:rsid="004ecaf2" style:font-size-asian="20pt" style:font-size-complex="20pt"/>
    </style:style>
    <style:style style:name="T15" style:family="text">
      <style:text-properties fo:color="#ff3333" style:text-underline-style="solid" style:text-underline-width="auto" style:text-underline-color="font-color" officeooo:rsid="004ecaf2"/>
    </style:style>
    <style:style style:name="T16" style:family="text">
      <style:text-properties fo:color="#ff3333" officeooo:rsid="004ecaf2"/>
    </style:style>
    <style:style style:name="T17" style:family="text">
      <style:text-properties officeooo:rsid="004eca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/>
      <text:p text:style-name="P74"/>
      <text:p text:style-name="P74"><text:span text:style-name="T4">Sistemas operativos I</text:span></text:p>
      <text:p text:style-name="P5"/>
      <text:p text:style-name="P5"/>
      <text:p text:style-name="P73">Practica <text:span text:style-name="T4">2: </text:span></text:p>
      <text:p text:style-name="P73"><text:span text:style-name="T4">Shell Scripting</text:span></text:p>
      <text:p text:style-name="P4"/>
      <text:p text:style-name="P6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7">Xavi Cano</text:p>
      <text:p text:style-name="P7">Grup <text:span text:style-name="T4">C</text:span></text:p>
      <text:p text:style-name="P76"><text:soft-page-break/></text:p>
      <text:p text:style-name="P62"/>
      <text:p text:style-name="P62">Problema 1. Manejo de ficheros. (1.5 puntos)</text:p>
      <text:p text:style-name="P66"/>
      <text:p text:style-name="P67">1. Crea el directorio problema2.</text:p>
      <text:p text:style-name="P67"/>
      <text:p text:style-name="P51">mkdir problema2</text:p>
      <text:p text:style-name="P67"/>
      <text:p text:style-name="P67">2. Entra en <text:span text:style-name="T9">é</text:span>l.</text:p>
      <text:p text:style-name="P67"/>
      <text:p text:style-name="P51">cd problema2</text:p>
      <text:p text:style-name="P67"/>
      <text:p text:style-name="P67">3. Crea el directorio test siempre y cuando no exista en el directorio superior el fichero foo.</text:p>
      <text:p text:style-name="P67"/>
      <text:p text:style-name="P52">[ -d foo ] || mkdir test</text:p>
      <text:p text:style-name="P67"/>
      <text:p text:style-name="P67">4. Crea los 4 directorios test3, ..., test6, y dentro de todos ellos los 7 directorios subtest2, ..., subtest8.</text:p>
      <text:p text:style-name="P67"/>
      <text:p text:style-name="P53">mkdir -p {test3,test4,test5,test6}/{subtest2,subtest3,subtest4,subtest5,subtest6,subtest7,subtest8}</text:p>
      <text:p text:style-name="P67"/>
      <text:p text:style-name="P67">5. Imagina que en el directorio test1 se encuentran los ficheros main.c, sthg.c, sthg.h, sthg2.c y sthg2.h. Copia todos los archivos con extensi<text:span text:style-name="T10">ó</text:span>n c al directorio test2.</text:p>
      <text:p text:style-name="P67"/>
      <text:p text:style-name="P54">cp *.c ../test2/</text:p>
      <text:p text:style-name="P67"/>
      <text:p text:style-name="P67">6. Cambia el nombre del fichero main.c del directorio test2 por newmain.cpp.</text:p>
      <text:p text:style-name="P67"/>
      <text:p text:style-name="P54">mv main.c newmain.cpp</text:p>
      <text:p text:style-name="P67"/>
      <text:p text:style-name="P67">7. Elimina todos los ficheros con extensi<text:span text:style-name="T11">ó</text:span>n h del directorio test1.</text:p>
      <text:p text:style-name="P67"/>
      <text:p text:style-name="P54">rm *.h</text:p>
      <text:p text:style-name="P67"/>
      <text:p text:style-name="P67">8. Elimina el directorio test5 y todo su contenido.</text:p>
      <text:p text:style-name="P67"/>
      <text:p text:style-name="P54">rm -rf test5</text:p>
      <text:p text:style-name="P54"/>
      <text:p text:style-name="P67">9. Muestra el contenido de todos los directorios contenidos en el directorio actual.</text:p>
      <text:p text:style-name="P67"/>
      <text:p text:style-name="P54"><text:s/>ls -R</text:p>
      <text:p text:style-name="P54"/>
      <text:p text:style-name="P54"/>
      <text:p text:style-name="P54"/>
      <text:p text:style-name="P54"/>
      <text:p text:style-name="P54"/>
      <text:p text:style-name="P54"/>
      <text:p text:style-name="P49"/>
      <text:p text:style-name="P49"/>
      <text:p text:style-name="P63"><text:soft-page-break/></text:p>
      <text:p text:style-name="P63"/>
      <text:p text:style-name="P63"/>
      <text:p text:style-name="P63">Problema 2. Manejo de entrada/salida. (1.5 puntos)</text:p>
      <text:p text:style-name="P75"/>
      <text:p text:style-name="P68">1. Imprime la ruta absoluta del home del usuario.</text:p>
      <text:p text:style-name="P68"/>
      <text:p text:style-name="P55">pwd</text:p>
      <text:p text:style-name="P68"/>
      <text:p text:style-name="P68">2. Muestra el contenido del fichero kk enumerando sus líneas.</text:p>
      <text:p text:style-name="P68"/>
      <text:p text:style-name="P55">cat -n kk</text:p>
      <text:p text:style-name="P68"/>
      <text:p text:style-name="P68">3. Muestra las 6 primeras líneas de los ficheros kk1 y kk2.</text:p>
      <text:p text:style-name="P68"/>
      <text:p text:style-name="P55">head -6 kk1 kk2</text:p>
      <text:p text:style-name="P68"/>
      <text:p text:style-name="P68">4. Considera el fichero integers, que en cada línea contiene un número entero.</text:p>
      <text:p text:style-name="P68">Imprime el valor de cada l ́ınea dividido por 7.</text:p>
      <text:p text:style-name="P68"/>
      <text:p text:style-name="P56">for i in `cat integers`; do echo $(($i / 7)); done;</text:p>
      <text:p text:style-name="P56"/>
      <text:p text:style-name="P56"/>
      <text:p text:style-name="P56"/>
      <text:p text:style-name="P64">Problema 3. Permisos. (1 punto)</text:p>
      <text:p text:style-name="P64"/>
      <text:p text:style-name="P69">Añade permisos de lectura para el propietario y para otros, y elimina los permisos de escritura para estos últimos, y establece para el grupo únicamente permisos de ejecución (sin modificar el resto) en el fichero foo. Usa un único comando para realizarlo.</text:p>
      <text:p text:style-name="P69"/>
      <text:p text:style-name="P60">chmod 515 foo</text:p>
      <text:p text:style-name="P58"/>
      <text:p text:style-name="P69"/>
      <text:p text:style-name="P65">Problema 4. Permisos. (1 punto)</text:p>
      <text:p text:style-name="P65"/>
      <text:p text:style-name="P70">Establece los siguientes permisos en el fichero foo: usuario con permisos de escritura y ejecucion, grupo con permisos de lectura y ejecucion, y otros con permiso de lectura y escritura. Usa un unico comando para realizarlo.</text:p>
      <text:p text:style-name="P69"/>
      <text:p text:style-name="P57">chmod 356 foo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5">Problema 5. Script Files. (2 puntos)</text:p>
      <text:p text:style-name="P68"/>
      <text:p text:style-name="P70">1. Inicialmente comprobará que el fichero pasado en el primer argumento existe, en caso contrario, mostrará un error.</text:p>
      <text:p text:style-name="P70"/>
      <text:p text:style-name="P59">FILE=$1 </text:p>
      <text:p text:style-name="P59"></text:p>
      <text:p text:style-name="P59">if [ -f $FILE ]; </text:p>
      <text:p text:style-name="P59">then </text:p>
      <text:p text:style-name="P59"><text:s text:c="3"/>echo "El archivo $FILE SI existe" </text:p>
      <text:p text:style-name="P59">else </text:p>
      <text:p text:style-name="P59"><text:s text:c="3"/>echo "ERROR, el archivo no existe" </text:p>
      <text:p text:style-name="P59">fi </text:p>
      <text:p text:style-name="P72"></text:p>
      <text:p text:style-name="P70"/>
      <text:p text:style-name="P70">2. En caso de que exista, procede con las siguientes operaciones (en caso de que no exista, termina).</text:p>
      <text:p text:style-name="P70"/>
      <text:p text:style-name="P70">3. El contenido de ese fichero es una única línea con el siguiente formato:</text:p>
      <text:p text:style-name="P70">&lt;string1&gt;,&lt;string2&gt;,. . . &lt;stringN&gt;, Asumiremos que todos los ficheros de entrada contienen un formato correcto.</text:p>
      <text:p text:style-name="P70"/>
      <text:p text:style-name="P70">4. Se pide imprimir una línea para cada uno de esos strings (es decir, N líneas), de forma que cada una de ellas contenga k repeticiones, separadas por un espacio, del string n-<text:span text:style-name="T12">é</text:span>simo. Es decir:</text:p>
      <text:p text:style-name="P70"><text:tab/>&lt;string1&gt; 1 &lt;string1&gt; 2 . . . &lt;string1&gt; k</text:p>
      <text:p text:style-name="P71"><text:tab/>&lt;string2&gt; 1 &lt;string2&gt; 2 . . . &lt;string2&gt; k</text:p>
      <text:p text:style-name="P71"><text:tab/><text:tab/><text:tab/>...</text:p>
      <text:p text:style-name="P70"><text:tab/>&lt;stringN&gt; 1 &lt;stringN&gt; 2 . . . &lt;stringN&gt; k</text:p>
      <text:p text:style-name="P70">El número k será especificado en el segundo argumento del script.</text:p>
      <text:p text:style-name="P70"/>
      <text:p text:style-name="P61">FILE=$1 </text:p>
      <text:p text:style-name="P61">k=$2</text:p>
      <text:p text:style-name="P61">if [ -f $FILE ]; </text:p>
      <text:p text:style-name="P61">then </text:p>
      <text:p text:style-name="P61"><text:s text:c="3"/>echo "El archivo $FILE SI existe"</text:p>
      <text:p text:style-name="P61"><text:s text:c="3"/>IFS=$','</text:p>
      <text:p text:style-name="P61"><text:s text:c="3"/>linea=`cat fichero`</text:p>
      <text:p text:style-name="P61"><text:s text:c="3"/>for i in $linea; </text:p>
      <text:p text:style-name="P61"><text:s text:c="3"/>do </text:p>
      <text:p text:style-name="P61"><text:s text:c="8"/>for ((j=1; j&lt;=k; j++));</text:p>
      <text:p text:style-name="P61"><text:s text:c="8"/>do</text:p>
      <text:p text:style-name="P61"><text:s text:c="11"/>echo "$i $j"</text:p>
      <text:p text:style-name="P61"><text:s text:c="8"/>done</text:p>
      <text:p text:style-name="P61"><text:s text:c="3"/>done</text:p>
      <text:p text:style-name="P61">else </text:p>
      <text:p text:style-name="P61"><text:s text:c="3"/>echo "ERROR, el archivo no existe" </text:p>
      <text:p text:style-name="P61">fi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aco, Menlo, Courier, Verdan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7:47:18.273163399</meta:creation-date>
    <dc:date>2016-03-03T15:40:35.715918019</dc:date>
    <meta:editing-duration>PT7H17M42S</meta:editing-duration>
    <meta:editing-cycles>13</meta:editing-cycles>
    <meta:generator>LibreOffice/4.2.8.2$Linux_X86_64 LibreOffice_project/420m0$Build-2</meta:generator>
    <meta:print-date>2016-03-03T15:34:01.486228189</meta:print-date>
    <meta:document-statistic meta:table-count="0" meta:image-count="0" meta:object-count="0" meta:page-count="4" meta:paragraph-count="78" meta:word-count="545" meta:character-count="3267" meta:non-whitespace-character-count="2660"/>
  </office:meta>
</office:document-meta>
</file>